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Value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ValueMethodArgumentResolverTests.doesNotSuppor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ValueMethodArgumentResolverTests.resolveCookie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okieValueMethodArgumentResolver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okieValueMethodArgumentResolverTests.params( @ CookieValue ( "name" ) HttpCookie cookie , @ CookieValue ( name = "name" , defaultValue = "bar" ) String cookieString , String stringParam , @ CookieValue Mono &lt; String &gt; mono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okieValueMethodArgumentResolverTests.resolveCooki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okieValueMethodArgumentResolverTests.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ValueMethodArgumentResolverTests.resolveCookieString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